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9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Input file</text:p>
          </table:table-cell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Time in sec exp1</text:p>
          </table:table-cell>
          <table:table-cell table:style-name="ce1" office:value-type="string" calcext:value-type="string">
            <text:p>Time in sec exp2</text:p>
          </table:table-cell>
          <table:table-cell table:style-name="ce1" office:value-type="string" calcext:value-type="string">
            <text:p>Time in sec exp3</text:p>
          </table:table-cell>
          <table:table-cell table:style-name="ce1"/>
        </table:table-row>
        <table:table-row table:style-name="ro1">
          <table:table-cell table:style-name="ce4" office:value-type="string" calcext:value-type="string" table:number-columns-spanned="1" table:number-rows-spanned="30">
            <text:p>Bubble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61846 seconds</text:p>
          </table:table-cell>
          <table:table-cell office:value-type="string" calcext:value-type="string">
            <text:p>0.081934 seconds</text:p>
          </table:table-cell>
          <table:table-cell office:value-type="string" calcext:value-type="string">
            <text:p>0.061969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227516" calcext:value-type="float">
            <text:p>0.227516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41425 seconds</text:p>
          </table:table-cell>
          <table:table-cell office:value-type="string" calcext:value-type="string">
            <text:p>0.144426 seconds</text:p>
          </table:table-cell>
          <table:table-cell office:value-type="string" calcext:value-type="string">
            <text:p>0.146900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56595" calcext:value-type="float">
            <text:p>0.56595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112198 seconds</text:p>
          </table:table-cell>
          <table:table-cell office:value-type="string" calcext:value-type="string">
            <text:p>0.122949 seconds</text:p>
          </table:table-cell>
          <table:table-cell office:value-type="string" calcext:value-type="string">
            <text:p>0.111306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599669" calcext:value-type="float">
            <text:p>0.599669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0">
            <text:p>Insertion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string" calcext:value-type="string">
            <text:p>0.000098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0194" calcext:value-type="float">
            <text:p>0.00019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76408 seconds</text:p>
          </table:table-cell>
          <table:table-cell office:value-type="string" calcext:value-type="string">
            <text:p>0.078735 seconds</text:p>
          </table:table-cell>
          <table:table-cell office:value-type="string" calcext:value-type="string">
            <text:p>0.077984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290357" calcext:value-type="float">
            <text:p>0.290357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42651 seconds</text:p>
          </table:table-cell>
          <table:table-cell office:value-type="string" calcext:value-type="string">
            <text:p>0.046048 seconds</text:p>
          </table:table-cell>
          <table:table-cell office:value-type="string" calcext:value-type="string">
            <text:p>0.041782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153084" calcext:value-type="float">
            <text:p>0.153084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0">
            <text:p>Merge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2748 seconds </text:p>
          </table:table-cell>
          <table:table-cell office:value-type="string" calcext:value-type="string">
            <text:p>0.002813 seconds </text:p>
          </table:table-cell>
          <table:table-cell office:value-type="string" calcext:value-type="string">
            <text:p>0.002875 seconds 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2716" calcext:value-type="float">
            <text:p>0.002716</text:p>
          </table:table-cell>
          <table:table-cell office:value-type="float" office:value="0.002949" calcext:value-type="float">
            <text:p>0.00294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2841 seconds </text:p>
          </table:table-cell>
          <table:table-cell office:value-type="string" calcext:value-type="string">
            <text:p>0.002794 seconds </text:p>
          </table:table-cell>
          <table:table-cell office:value-type="string" calcext:value-type="string">
            <text:p>0.002844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2677" calcext:value-type="float">
            <text:p>0.002677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3553 seconds</text:p>
          </table:table-cell>
          <table:table-cell office:value-type="string" calcext:value-type="string">
            <text:p>0.002984 seconds </text:p>
          </table:table-cell>
          <table:table-cell office:value-type="string" calcext:value-type="string">
            <text:p>0.004028 seconds 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12507" calcext:value-type="float">
            <text:p>0.012507</text:p>
          </table:table-cell>
          <table:table-cell office:value-type="float" office:value="0.003646" calcext:value-type="float">
            <text:p>0.003646</text:p>
          </table:table-cell>
          <table:table-cell office:value-type="float" office:value="0.014014" calcext:value-type="float">
            <text:p>0.014014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0">
            <text:p>Heap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0.003297 seconds </text:p>
          </table:table-cell>
          <table:table-cell office:value-type="string" calcext:value-type="string">
            <text:p>0.004103 seconds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7961" calcext:value-type="float">
            <text:p>0.007961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0.003082" calcext:value-type="float">
            <text:p>0.003082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0.004866 seconds 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149" calcext:value-type="float">
            <text:p>0.003149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6641" calcext:value-type="float">
            <text:p>0.006641</text:p>
          </table:table-cell>
          <table:table-cell office:value-type="float" office:value="0.002879" calcext:value-type="float">
            <text:p>0.002879</text:p>
          </table:table-cell>
          <table:table-cell office:value-type="float" office:value="0.00245" calcext:value-type="float">
            <text:p>0.00245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4379" calcext:value-type="float">
            <text:p>0.004379</text:p>
          </table:table-cell>
          <table:table-cell office:value-type="float" office:value="0.003497" calcext:value-type="float">
            <text:p>0.003497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3608" calcext:value-type="float">
            <text:p>0.003608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0">
            <text:p>Radix Sor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.002744" calcext:value-type="float">
            <text:p>0.00274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201" calcext:value-type="float">
            <text:p>0.00201</text:p>
          </table:table-cell>
          <table:table-cell office:value-type="float" office:value="0.002091" calcext:value-type="float">
            <text:p>0.002091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73" calcext:value-type="float">
            <text:p>0.002673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2741" calcext:value-type="float">
            <text:p>0.002741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.002193" calcext:value-type="float">
            <text:p>0.002193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02743" calcext:value-type="float">
            <text:p>0.002743</text:p>
          </table:table-cell>
          <table:table-cell office:value-type="float" office:value="0.002784" calcext:value-type="float">
            <text:p>0.00278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1653" calcext:value-type="float">
            <text:p>0.001653</text:p>
          </table:table-cell>
          <table:table-cell office:value-type="float" office:value="0.002024" calcext:value-type="float">
            <text:p>0.002024</text:p>
          </table:table-cell>
          <table:table-cell office:value-type="float" office:value="0.00214" calcext:value-type="float">
            <text:p>0.00214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0">
            <text:p>Quick Sort - <text:s/>Pivot firs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160172" calcext:value-type="float">
            <text:p>0.160172</text:p>
          </table:table-cell>
          <table:table-cell office:value-type="float" office:value="0.162516" calcext:value-type="float">
            <text:p>0.162516</text:p>
          </table:table-cell>
          <table:table-cell office:value-type="float" office:value="0.165804" calcext:value-type="float">
            <text:p>0.165804</text:p>
          </table:table-cell>
          <table:table-cell/>
        </table:table-row>
        <table:table-row table:style-name="ro1">
          <table:covered-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636738" calcext:value-type="float">
            <text:p>0.636738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107235" calcext:value-type="float">
            <text:p>0.107235</text:p>
          </table:table-cell>
          <table:table-cell office:value-type="float" office:value="0.104514" calcext:value-type="float">
            <text:p>0.104514</text:p>
          </table:table-cell>
          <table:table-cell office:value-type="float" office:value="0.104455" calcext:value-type="float">
            <text:p>0.104455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3739" calcext:value-type="float">
            <text:p>0.003739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1" table:number-rows-spanned="30">
            <text:p>Quick Sort - <text:s/>Random pivo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4098" calcext:value-type="float">
            <text:p>0.014098</text:p>
          </table:table-cell>
          <table:table-cell office:value-type="float" office:value="0.014388" calcext:value-type="float">
            <text:p>0.01438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1492" calcext:value-type="float">
            <text:p>0.011492</text:p>
          </table:table-cell>
          <table:table-cell office:value-type="float" office:value="0.011469" calcext:value-type="float">
            <text:p>0.011469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8064" calcext:value-type="float">
            <text:p>0.018064</text:p>
          </table:table-cell>
          <table:table-cell office:value-type="float" office:value="0.013175" calcext:value-type="float">
            <text:p>0.013175</text:p>
          </table:table-cell>
          <table:table-cell office:value-type="float" office:value="0.014869" calcext:value-type="float">
            <text:p>0.014869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30">
            <text:p>Quick Sort - <text:s/>Median pivot</text:p>
          </table:table-cell>
          <table:table-cell table:style-name="ce4" office:value-type="string" calcext:value-type="string" table:number-columns-spanned="1" table:number-rows-spanned="10">
            <text:p>Sorted 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17" calcext:value-type="float">
            <text:p>0.001917</text:p>
          </table:table-cell>
          <table:table-cell office:value-type="float" office:value="0.001696" calcext:value-type="float">
            <text:p>0.001696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10">
            <text:p>Sorted in decend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288" calcext:value-type="float">
            <text:p>0.00288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/>
          <table:table-cell table:style-name="ce4" office:value-type="string" calcext:value-type="string" table:number-columns-spanned="1" table:number-rows-spanned="10">
            <text:p>Random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4004" calcext:value-type="float">
            <text:p>0.004004</text:p>
          </table:table-cell>
          <table:table-cell office:value-type="float" office:value="0.00393" calcext:value-type="float">
            <text:p>0.00393</text:p>
          </table:table-cell>
          <table:table-cell office:value-type="float" office:value="0.004287" calcext:value-type="float">
            <text:p>0.004287</text:p>
          </table:table-cell>
          <table:table-cell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  <table:table-row table:style-name="ro1">
          <table:covered-table-cell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1:05:39.159069509</meta:creation-date>
    <dc:date>2024-08-30T10:42:29.829600528</dc:date>
    <meta:editing-duration>PT1H25M14S</meta:editing-duration>
    <meta:editing-cycles>81</meta:editing-cycles>
    <meta:generator>LibreOffice/7.3.7.2$Linux_X86_64 LibreOffice_project/30$Build-2</meta:generator>
    <meta:document-statistic meta:table-count="1" meta:cell-count="176" meta:object-count="0"/>
  </office:meta>
</office:document-meta>
</file>